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640000004B02C5236E4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marker-end="Arrow" draw:marker-end-width="0.3cm" draw:textarea-horizontal-align="center" draw:textarea-vertical-align="middle"/>
    </style:style>
    <style:style style:name="gr3" style:family="graphic" style:parent-style-name="standard">
      <style:graphic-properties draw:textarea-horizontal-align="justify" draw:textarea-vertical-align="middle" draw:auto-grow-height="false"/>
    </style:style>
    <style:style style:name="gr4" style:family="graphic" style:parent-style-name="standard">
      <style:graphic-properties draw:textarea-horizontal-align="center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6" style:family="graphic" style:parent-style-name="standard">
      <style:graphic-properties draw:stroke="none" svg:stroke-color="#000000" draw:fill="none" draw:fill-color="#ffffff" draw:auto-grow-height="true" draw:auto-grow-width="false" fo:max-height="0cm" fo:min-height="0.385cm"/>
    </style:style>
    <style:style style:name="gr7" style:family="graphic" style:parent-style-name="standard">
      <style:graphic-properties draw:stroke="none" draw:fill="none" fo:min-height="0.556cm"/>
    </style:style>
    <style:style style:name="gr8" style:family="graphic" style:parent-style-name="standard">
      <style:graphic-properties draw:stroke="none" draw:fill="none" fo:min-height="0.713cm"/>
    </style:style>
    <style:style style:name="gr9" style:family="graphic" style:parent-style-name="standard">
      <style:graphic-properties svg:stroke-color="#800000" draw:marker-end="Arrow" draw:marker-end-width="0.3cm" draw:textarea-horizontal-align="center" draw:textarea-vertical-align="middle"/>
    </style:style>
    <style:style style:name="pr1" style:family="presentation" style:parent-style-name="Blue-title">
      <style:graphic-properties draw:fill-color="#ffffff" draw:auto-grow-height="true" fo:min-height="3.507cm"/>
    </style:style>
    <style:style style:name="pr2" style:family="presentation" style:parent-style-name="Blue-outline1">
      <style:graphic-properties draw:fill-color="#ffffff" draw:auto-grow-height="true" fo:min-height="13.86cm"/>
    </style:style>
    <style:style style:name="pr3" style:family="presentation" style:parent-style-name="Blue-notes">
      <style:graphic-properties draw:fill-color="#ffffff" draw:auto-grow-height="true" fo:min-height="13.365cm"/>
    </style:style>
    <style:style style:name="pr4" style:family="presentation" style:parent-style-name="Blue-title">
      <style:graphic-properties fo:min-height="3.256cm"/>
    </style:style>
    <style:style style:name="pr5" style:family="presentation" style:parent-style-name="Blue-outline1">
      <style:graphic-properties fo:min-height="13.609cm"/>
    </style:style>
    <style:style style:name="pr6" style:family="presentation" style:parent-style-name="Blue-notes">
      <style:graphic-properties draw:fill-color="#ffffff" fo:min-height="13.114cm"/>
    </style:style>
    <style:style style:name="pr7" style:family="presentation" style:parent-style-name="Blue-title">
      <style:graphic-properties fo:min-height="3.507cm"/>
    </style:style>
    <style:style style:name="P1" style:family="paragraph">
      <style:paragraph-properties fo:margin-left="0cm" fo:margin-right="0cm" fo:text-indent="0cm"/>
    </style:style>
    <style:style style:name="P2" style:family="paragraph">
      <style:text-properties fo:font-size="54pt" style:font-size-asian="54pt" style:font-size-complex="54pt"/>
    </style:style>
    <style:style style:name="P3" style:family="paragraph">
      <style:paragraph-properties fo:margin-left="1.2cm" fo:margin-right="0cm" fo:text-indent="-0.9cm"/>
      <style:text-properties fo:font-size="54pt" style:font-size-asian="54pt" style:font-size-complex="54pt"/>
    </style:style>
    <style:style style:name="P4" style:family="paragraph">
      <style:paragraph-properties fo:margin-left="0.6cm" fo:margin-right="0cm" fo:text-indent="-0.6cm"/>
    </style:style>
    <style:style style:name="P5" style:family="paragraph">
      <style:text-properties fo:font-size="32pt" style:font-size-asian="32pt" style:font-size-complex="32pt"/>
    </style:style>
    <style:style style:name="P6" style:family="paragraph">
      <style:paragraph-properties fo:text-align="center"/>
    </style:style>
    <style:style style:name="P7" style:family="paragraph">
      <style:text-properties fo:font-size="18pt" fo:text-shadow="none" fo:font-weight="bold" style:font-weight-asian="bold" style:font-weight-complex="bold"/>
    </style:style>
    <style:style style:name="P8" style:family="paragraph">
      <style:text-properties fo:font-size="18pt"/>
    </style:style>
    <style:style style:name="P9" style:family="paragraph">
      <style:text-properties fo:font-size="18pt" fo:font-weight="bold" style:font-weight-asian="bold" style:font-weight-complex="bold"/>
    </style:style>
    <style:style style:name="P10" style:family="paragraph">
      <style:text-properties fo:font-size="20pt"/>
    </style:style>
    <style:style style:name="T1" style:family="text">
      <style:text-properties fo:font-size="44pt" style:font-size-asian="44pt" style:font-size-complex="44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fo:text-shadow="none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 presentation:user-transformed="true">
          <draw:text-box>
            <text:p>ZeroConf- mDNS</text:p>
          </draw:text-box>
        </draw:frame>
        <draw:frame presentation:style-name="pr2" draw:text-style-name="P3" draw:layer="layout" svg:width="25.199cm" svg:height="13.86cm" svg:x="1.27cm" svg:y="5.08cm" presentation:class="outline" presentation:user-transformed="true">
          <draw:text-box>
            <text:list text:style-name="L2">
              <text:list-item>
                <text:p text:style-name="P2"><text:span text:style-name="T1">ZeroConf</text:span></text:p>
              </text:list-item>
              <text:list-item>
                <text:p text:style-name="P2"><text:span text:style-name="T1">mDNS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ZeroConf</text:p>
          </draw:text-box>
        </draw:frame>
        <draw:frame presentation:style-name="pr5" draw:text-style-name="P5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 text:style-name="P5"><text:span text:style-name="T2">Σύνδεση και επικοινωνία σε δίκτυο χωρίς DHCP, DNS servers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ZeroCon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Χρησιμοποιείται για διάφορα πρωτόκολλα:</text:p>
              </text:list-header>
              <text:list-item>
                <text:p>IP Interface Configuration</text:p>
              </text:list-item>
              <text:list-item>
                <text:p>IP multicast allocation</text:p>
              </text:list-item>
              <text:list-item>
                <text:p>Translation host name and IP address</text:p>
              </text:list-item>
              <text:list-item>
                <text:p>Service discovery</text:p>
                <text:p/>
                <text:p>Δεν είναι ανάγκη το δίκτυο να χρησιμοποιεί παντού ZeroConf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ZeroCon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</text:list-header>
              <text:list-item>
                <text:p>Παρουσία server <text:s text:c="5"/>εύκολη αλλαγή στην τοπολογία του δικτύου, services</text:p>
              </text:list-item>
              <text:list-item>
                <text:p>Διαχείριση με ZeroConf <text:s text:c="5"/>Το δίκτυο πρέπει να προσαρμοζεται σε κάθε αλλαγή μόνο του</text:p>
              </text:list-item>
            </text:list>
          </draw:text-box>
        </draw:frame>
        <draw:line draw:style-name="gr2" draw:text-style-name="P6" draw:layer="layout" svg:x1="11.43cm" svg:y1="8.89cm" svg:x2="12.7cm" svg:y2="8.89cm">
          <text:p/>
        </draw:line>
        <draw:line draw:style-name="gr2" draw:text-style-name="P6" draw:layer="layout" svg:x1="14.636cm" svg:y1="12.195cm" svg:x2="15.906cm" svg:y2="12.195cm">
          <text:p/>
        </draw:lin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ZeroCon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Προβλήματα:</text:p>
                <text:p/>
                <text:p/>
                <text:p/>
                <text:p/>
                <text:p/>
              </text:list-header>
              <text:list-item>
                <text:p>1. Ένωση 2 subnetworks- περίπτωση conflicts</text:p>
              </text:list-item>
            </text:list>
          </draw:text-box>
        </draw:frame>
        <draw:custom-shape draw:style-name="gr3" draw:text-style-name="P6" draw:layer="layout" svg:width="0.635cm" svg:height="0.635cm" svg:x="1.90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635cm" svg:height="0.635cm" svg:x="4.275cm" svg:y="11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.54cm" svg:y1="9.525cm" svg:x2="4.445cm" svg:y2="12.065cm">
          <text:p/>
        </draw:line>
        <draw:custom-shape draw:style-name="gr3" draw:text-style-name="P6" draw:layer="layout" svg:width="0.635cm" svg:height="0.635cm" svg:x="5.34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.54cm" svg:y1="9.525cm" svg:x2="5.08cm" svg:y2="9.525cm">
          <text:p/>
        </draw:line>
        <draw:line draw:style-name="gr4" draw:text-style-name="P6" draw:layer="layout" svg:x1="5.08cm" svg:y1="12.065cm" svg:x2="5.715cm" svg:y2="9.525cm">
          <text:p/>
        </draw:line>
        <draw:frame draw:style-name="gr5" draw:layer="layout" svg:width="1.905cm" svg:height="0.962cm" svg:x="0.635cm" svg:y="8.255cm">
          <draw:text-box>
            <text:p>IP1</text:p>
          </draw:text-box>
        </draw:frame>
        <draw:frame draw:style-name="gr6" draw:layer="layout" svg:width="1.905cm" svg:height="0.962cm" svg:x="5.715cm" svg:y="8.255cm">
          <draw:text-box>
            <text:p>IP2</text:p>
          </draw:text-box>
        </draw:frame>
        <draw:frame draw:style-name="gr5" draw:layer="layout" svg:width="1.905cm" svg:height="0.962cm" svg:x="4.445cm" svg:y="12.7cm">
          <draw:text-box>
            <text:p>IP3</text:p>
          </draw:text-box>
        </draw:frame>
        <draw:custom-shape draw:style-name="gr3" draw:text-style-name="P6" draw:layer="layout" svg:width="0.635cm" svg:height="0.635cm" svg:x="15.2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635cm" svg:height="0.635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635cm" svg:height="0.635cm" svg:x="15.87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5.875cm" svg:y1="9.525cm" svg:x2="16.51cm" svg:y2="12.7cm">
          <text:p/>
        </draw:line>
        <draw:line draw:style-name="gr4" draw:text-style-name="P6" draw:layer="layout" svg:x1="15.875cm" svg:y1="8.89cm" svg:x2="20.32cm" svg:y2="10.16cm">
          <text:p/>
        </draw:line>
        <draw:line draw:style-name="gr4" draw:text-style-name="P6" draw:layer="layout" svg:x1="16.51cm" svg:y1="12.7cm" svg:x2="20.32cm" svg:y2="10.795cm">
          <text:p/>
        </draw:line>
        <draw:frame draw:style-name="gr7" draw:layer="layout" svg:width="1.576cm" svg:height="0.962cm" svg:x="13.97cm" svg:y="7.928cm">
          <draw:text-box>
            <text:p>IP4</text:p>
          </draw:text-box>
        </draw:frame>
        <draw:frame draw:style-name="gr8" draw:layer="layout" svg:width="1.455cm" svg:height="0.963cm" svg:x="21.405cm" svg:y="9.525cm">
          <draw:text-box>
            <text:p>IP5</text:p>
          </draw:text-box>
        </draw:frame>
        <draw:frame draw:style-name="gr8" draw:layer="layout" svg:width="1.455cm" svg:height="0.963cm" svg:x="16.51cm" svg:y="13.007cm">
          <draw:text-box>
            <text:p>IP1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Blue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ZeroCon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Προβλήματα:</text:p>
                <text:p/>
                <text:p/>
                <text:p/>
                <text:p/>
                <text:p/>
              </text:list-header>
              <text:list-item>
                <text:p>1. Ένωση 2 subnetworks- περίπτωση conflicts</text:p>
              </text:list-item>
            </text:list>
          </draw:text-box>
        </draw:frame>
        <draw:custom-shape draw:style-name="gr3" draw:text-style-name="P6" draw:layer="layout" svg:width="0.635cm" svg:height="0.635cm" svg:x="1.90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635cm" svg:height="0.635cm" svg:x="4.275cm" svg:y="11.5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.54cm" svg:y1="9.525cm" svg:x2="4.445cm" svg:y2="12.065cm">
          <text:p/>
        </draw:line>
        <draw:custom-shape draw:style-name="gr3" draw:text-style-name="P6" draw:layer="layout" svg:width="0.635cm" svg:height="0.635cm" svg:x="5.345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2.54cm" svg:y1="9.525cm" svg:x2="5.08cm" svg:y2="9.525cm">
          <text:p/>
        </draw:line>
        <draw:line draw:style-name="gr4" draw:text-style-name="P6" draw:layer="layout" svg:x1="5.08cm" svg:y1="12.065cm" svg:x2="5.715cm" svg:y2="9.525cm">
          <text:p/>
        </draw:line>
        <draw:frame draw:style-name="gr5" draw:text-style-name="P7" draw:layer="layout" svg:width="1.905cm" svg:height="0.962cm" svg:x="0.635cm" svg:y="8.255cm">
          <draw:text-box>
            <text:p text:style-name="P7"><text:span text:style-name="T3">IP1</text:span></text:p>
          </draw:text-box>
        </draw:frame>
        <draw:frame draw:style-name="gr6" draw:text-style-name="P8" draw:layer="layout" svg:width="1.905cm" svg:height="0.962cm" svg:x="5.715cm" svg:y="8.255cm">
          <draw:text-box>
            <text:p text:style-name="P8">IP2</text:p>
          </draw:text-box>
        </draw:frame>
        <draw:frame draw:style-name="gr5" draw:text-style-name="P8" draw:layer="layout" svg:width="1.905cm" svg:height="0.962cm" svg:x="4.445cm" svg:y="12.7cm">
          <draw:text-box>
            <text:p text:style-name="P8">IP3</text:p>
          </draw:text-box>
        </draw:frame>
        <draw:custom-shape draw:style-name="gr3" draw:text-style-name="P6" draw:layer="layout" svg:width="0.635cm" svg:height="0.635cm" svg:x="15.24cm" svg:y="8.8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635cm" svg:height="0.635cm" svg:x="20.32cm" svg:y="10.1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6" draw:layer="layout" svg:width="0.635cm" svg:height="0.635cm" svg:x="15.875cm" svg:y="12.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5.875cm" svg:y1="9.525cm" svg:x2="16.51cm" svg:y2="12.7cm">
          <text:p/>
        </draw:line>
        <draw:line draw:style-name="gr4" draw:text-style-name="P6" draw:layer="layout" svg:x1="15.875cm" svg:y1="8.89cm" svg:x2="20.32cm" svg:y2="10.16cm">
          <text:p/>
        </draw:line>
        <draw:line draw:style-name="gr4" draw:text-style-name="P6" draw:layer="layout" svg:x1="16.51cm" svg:y1="12.7cm" svg:x2="20.32cm" svg:y2="10.795cm">
          <text:p/>
        </draw:line>
        <draw:frame draw:style-name="gr7" draw:text-style-name="P8" draw:layer="layout" svg:width="1.576cm" svg:height="0.962cm" svg:x="13.97cm" svg:y="7.928cm">
          <draw:text-box>
            <text:p text:style-name="P8">IP4</text:p>
          </draw:text-box>
        </draw:frame>
        <draw:frame draw:style-name="gr8" draw:text-style-name="P8" draw:layer="layout" svg:width="1.455cm" svg:height="0.963cm" svg:x="21.405cm" svg:y="9.525cm">
          <draw:text-box>
            <text:p text:style-name="P8">IP5</text:p>
          </draw:text-box>
        </draw:frame>
        <draw:frame draw:style-name="gr8" draw:text-style-name="P9" draw:layer="layout" svg:width="1.455cm" svg:height="0.963cm" svg:x="16.51cm" svg:y="13.007cm">
          <draw:text-box>
            <text:p text:style-name="P9"><text:span text:style-name="T4">IP1</text:span></text:p>
          </draw:text-box>
        </draw:frame>
        <draw:custom-shape draw:style-name="gr3" draw:text-style-name="P6" draw:layer="layout" svg:width="0.635cm" svg:height="0.635cm" svg:x="9.525cm" svg:y="10.79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6" draw:layer="layout" svg:x1="10.16cm" svg:y1="10.795cm" svg:x2="15.24cm" svg:y2="9.525cm">
          <text:p/>
        </draw:line>
        <draw:line draw:style-name="gr4" draw:text-style-name="P6" draw:layer="layout" svg:x1="9.525cm" svg:y1="10.795cm" svg:x2="5.715cm" svg:y2="9.525cm">
          <text:p/>
        </draw:line>
        <draw:frame draw:style-name="gr5" draw:layer="layout" svg:width="1.905cm" svg:height="0.962cm" svg:x="8.89cm" svg:y="11.43cm">
          <draw:text-box>
            <text:p text:style-name="P8">IP6</text:p>
          </draw:text-box>
        </draw:frame>
        <draw:line draw:style-name="gr9" draw:text-style-name="P6" draw:layer="layout" svg:x1="9.86cm" svg:y1="10.695cm" svg:x2="9.86cm" svg:y2="9.425cm">
          <text:p/>
        </draw:lin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0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ZeroCon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2. <text:s/>Όταν ένα μεγάλο δίκτυο χωριστεί σε 2 networks, κάποια resources θα <text:s/>ξαναχρησιμοποιούνται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 presentation:user-transformed="true">
          <draw:text-box>
            <text:p>ZeroCon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/>
                <text:p/>
                <text:p>3. Μία συσκευή έχει όνομα Α. <text:s/>Μπορεί να μην μπει στο δίκτυο με αυτό το όνομα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ZeroCon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Πιθανή λύση:</text:p>
                <text:p>Κάθε resource να επανακτάται σε χρονικά διαστήματα (δυναμικό δίκτυο).</text:p>
                <text:p>Ανα χρόνο t κάθε συσκευή ζητάει από το δίκτυο resourc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ZeroCon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header>
                <text:p>IP configuration</text:p>
              </text:list-header>
              <text:list-item>
                <text:p>Ανα διαστήματα ξαναζητάει IP</text:p>
              </text:list-item>
              <text:list-item>
                <text:p>Το ZC επιβλέπει αν υπάρχουν conflicts</text:p>
              </text:list-item>
              <text:list-item>
                <text:p>Κάθε συσκευή ζητάει καινούρια/έγκριση IP όταν μπαίνει σε νέο δίκτυο </text:p>
                <text:p/>
                <text:p>Για Ipv6 υπάρχει μέθοδος για ZC ανάθεση IP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Blue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ZeroConf</text:p>
          </draw:text-box>
        </draw:frame>
        <draw:frame presentation:style-name="pr5" draw:layer="layout" svg:width="25.199cm" svg:height="13.609cm" svg:x="1.4cm" svg:y="4.914cm" presentation:class="outline">
          <draw:text-box>
            <text:list text:style-name="L2">
              <text:list-item>
                <text:p>Translation host, IP</text:p>
              </text:list-item>
              <text:list-item>
                <text:p>Πρέπει να εντοπίζει τα conflicts</text:p>
              </text:list-item>
              <text:list-item>
                <text:p>Όχι γρήγορη επαναχρησιμοποίηση hostnames</text:p>
              </text:list-item>
              <text:list-item>
                <text:p>Τα DNS names να έχουν κατάλληλο suffix <text:s/>για να ξεχωρίζουν από τα global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Blue-background" style:family="presentation">
      <style:graphic-properties draw:stroke="none" draw:fill="bitmap" draw:fill-image-name="Blue" draw:fill-image-width="100%" draw:fill-image-height="100%"/>
    </style:style>
    <style:style style:name="Blue-backgroundobjects" style:family="presentation">
      <style:graphic-properties draw:shadow="hidden" draw:shadow-offset-x="0.3cm" draw:shadow-offset-y="0.3cm" draw:shadow-color="#808080"/>
    </style:style>
    <style:style style:name="Blue-notes" style:family="presentation">
      <style:graphic-properties draw:stroke="none" draw:fill="none">
        <text:list-style style:name="Blu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Blue-outline1" style:family="presentation">
      <style:graphic-properties draw:stroke="none" draw:fill="none" draw:fill-image-name="Blue" draw:fill-image-width="0cm" draw:fill-image-height="0cm">
        <text:list-style style:name="Blue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0066cc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0066cc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0066cc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0066cc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0066cc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0066cc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0066cc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0066cc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0066cc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outline2" style:family="presentation" style:parent-style-name="Blue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Blue-outline3" style:family="presentation" style:parent-style-name="Blu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Blue-outline4" style:family="presentation" style:parent-style-name="Blu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Blue-outline5" style:family="presentation" style:parent-style-name="Blu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Blue-outline6" style:family="presentation" style:parent-style-name="Blu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Blue-outline7" style:family="presentation" style:parent-style-name="Blu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Blue-outline8" style:family="presentation" style:parent-style-name="Blu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Blue-outline9" style:family="presentation" style:parent-style-name="Blu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Blue-subtitle" style:family="presentation">
      <style:graphic-properties draw:stroke="none" draw:fill="none" draw:textarea-vertical-align="middle">
        <text:list-style style:name="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Blue-title" style:family="presentation">
      <style:graphic-properties draw:stroke="none" draw:fill="none" draw:textarea-vertical-align="middle">
        <text:list-style style:name="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lue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Blue-title">
      <style:graphic-properties draw:fill-color="#ffffff" draw:auto-grow-height="false" fo:min-height="3.507cm"/>
    </style:style>
    <style:style style:name="Mpr2" style:family="presentation" style:parent-style-name="Blue-outline1">
      <style:graphic-properties draw:fill-color="#ffffff" draw:auto-grow-height="false" fo:min-height="13.86cm"/>
    </style:style>
    <style:style style:name="Mpr3" style:family="presentation" style:parent-style-name="Blue-backgroundobjects">
      <style:graphic-properties draw:stroke="none" draw:fill="none" draw:fill-color="#ffffff" draw:auto-grow-height="false" fo:min-height="1.449cm"/>
    </style:style>
    <style:style style:name="Mpr4" style:family="presentation" style:parent-style-name="Blue-backgroundobjects">
      <style:graphic-properties draw:stroke="none" draw:fill="none" draw:fill-color="#ffffff" draw:auto-grow-height="false" fo:min-height="1.485cm"/>
    </style:style>
    <style:style style:name="Mpr5" style:family="presentation" style:parent-style-name="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">
        <style:list-level-properties text:space-before="0.3cm" text:min-label-width="0.9cm"/>
        <style:text-properties fo:font-family="StarSymbol" style:font-charset="x-symbol" fo:color="#0066cc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0066cc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0066cc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0066cc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0066cc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0066cc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0066cc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0066cc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0066cc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Blue" style:page-layout-name="PM1" draw:style-name="Mdp1">
      <office:forms form:automatic-focus="false" form:apply-design-mode="false"/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3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Blue-title" draw:layer="backgroundobjects" svg:width="14.848cm" svg:height="11.135cm" svg:x="3.075cm" svg:y="2.257cm" presentation:class="page"/>
        <draw:frame presentation:style-name="Blue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9$Build-9505</meta:generator>
    <meta:creation-date>2011-03-21T15:15:37</meta:creation-date>
    <dc:language>fi-FI</dc:language>
    <meta:editing-cycles>7</meta:editing-cycles>
    <meta:editing-duration>PT01H55M25S</meta:editing-duration>
    <meta:initial-creator>dante </meta:initial-creator>
    <dc:date>2011-03-21T17:10:42</dc:date>
    <dc:creator>dante </dc:creator>
    <meta:document-statistic meta:object-count="111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usr/lib/openoffice/basis3.2/share/template/en-US/presnt/Blue.otp"/>
  </office:meta>
</office:document-meta>
</file>